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1.088cm" fo:margin-left="0.019cm" table:align="left"/>
    </style:style>
    <style:style style:name="Tableau1.A" style:family="table-column">
      <style:table-column-properties style:column-width="4.71cm"/>
    </style:style>
    <style:style style:name="Tableau1.B" style:family="table-column">
      <style:table-column-properties style:column-width="6.378cm"/>
    </style:style>
    <style:style style:name="Tableau1.A1" style:family="table-cell">
      <style:table-cell-properties style:vertical-align="middle" fo:padding="0cm" fo:border="none"/>
    </style:style>
    <style:style style:name="Tableau1.A2" style:family="table-cell">
      <style:table-cell-properties style:vertical-align="middle" fo:padding="0.049cm" fo:border="none"/>
    </style:style>
    <style:style style:name="Tableau1.B19" style:family="table-cell">
      <style:table-cell-properties fo:padding="0.049cm" fo:border="none"/>
    </style:style>
    <style:style style:name="Tableau4" style:family="table">
      <style:table-properties style:width="9.941cm" table:align="left"/>
    </style:style>
    <style:style style:name="Tableau4.A" style:family="table-column">
      <style:table-column-properties style:column-width="3.722cm"/>
    </style:style>
    <style:style style:name="Tableau4.B" style:family="table-column">
      <style:table-column-properties style:column-width="6.219cm"/>
    </style:style>
    <style:style style:name="Tableau4.A1" style:family="table-cell">
      <style:table-cell-properties style:vertical-align="middle" fo:padding="0.049cm" fo:border="none"/>
    </style:style>
    <style:style style:name="Tableau5" style:family="table">
      <style:table-properties style:width="9.941cm" table:align="left"/>
    </style:style>
    <style:style style:name="Tableau5.A" style:family="table-column">
      <style:table-column-properties style:column-width="3.722cm"/>
    </style:style>
    <style:style style:name="Tableau5.B" style:family="table-column">
      <style:table-column-properties style:column-width="6.219cm"/>
    </style:style>
    <style:style style:name="Tableau5.A1" style:family="table-cell">
      <style:table-cell-properties style:vertical-align="middle" fo:padding="0.049cm" fo:border="none"/>
    </style:style>
    <style:style style:name="P1" style:family="paragraph" style:parent-style-name="Standard">
      <style:text-properties officeooo:rsid="0013b53e" officeooo:paragraph-rsid="0013b53e"/>
    </style:style>
    <style:style style:name="P2" style:family="paragraph" style:parent-style-name="Standard">
      <style:text-properties officeooo:paragraph-rsid="0013b53e"/>
    </style:style>
    <style:style style:name="P3" style:family="paragraph" style:parent-style-name="Standard">
      <style:text-properties officeooo:rsid="002326ce" officeooo:paragraph-rsid="0013b53e"/>
    </style:style>
    <style:style style:name="P4" style:family="paragraph" style:parent-style-name="Standard">
      <style:text-properties officeooo:rsid="001432d7" officeooo:paragraph-rsid="0013b53e"/>
    </style:style>
    <style:style style:name="P5" style:family="paragraph" style:parent-style-name="Standard">
      <style:text-properties officeooo:rsid="002ac31c" officeooo:paragraph-rsid="0013b53e"/>
    </style:style>
    <style:style style:name="P6" style:family="paragraph" style:parent-style-name="Standard">
      <style:text-properties officeooo:rsid="0029cd06" officeooo:paragraph-rsid="0013b53e"/>
    </style:style>
    <style:style style:name="P7" style:family="paragraph" style:parent-style-name="Standard">
      <style:text-properties officeooo:rsid="002683ba" officeooo:paragraph-rsid="0013b53e"/>
    </style:style>
    <style:style style:name="P8" style:family="paragraph" style:parent-style-name="Standard">
      <style:text-properties officeooo:rsid="00120299" officeooo:paragraph-rsid="0013b53e"/>
    </style:style>
    <style:style style:name="P9" style:family="paragraph" style:parent-style-name="Standard">
      <style:text-properties officeooo:rsid="00187afd" officeooo:paragraph-rsid="0013b53e"/>
    </style:style>
    <style:style style:name="P10" style:family="paragraph" style:parent-style-name="Standard">
      <style:paragraph-properties fo:margin-left="0cm" fo:margin-right="0cm" fo:margin-top="0cm" fo:margin-bottom="0cm" loext:contextual-spacing="false" fo:text-indent="0cm" style:auto-text-indent="false"/>
      <style:text-properties fo:color="#000000" officeooo:rsid="00187afd" officeooo:paragraph-rsid="0013b53e"/>
    </style:style>
    <style:style style:name="P11"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weight="bold" officeooo:paragraph-rsid="0013b53e"/>
    </style:style>
    <style:style style:name="P12"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weight="bold" officeooo:rsid="001432d7" officeooo:paragraph-rsid="0013b53e"/>
    </style:style>
    <style:style style:name="P13" style:family="paragraph" style:parent-style-name="Table_20_Contents">
      <style:paragraph-properties fo:margin-left="0cm" fo:margin-right="0cm" fo:margin-top="0cm" fo:margin-bottom="0cm" loext:contextual-spacing="false" fo:text-indent="0cm" style:auto-text-indent="false"/>
      <style:text-properties fo:color="#9e9ea6" officeooo:paragraph-rsid="0013b53e"/>
    </style:style>
    <style:style style:name="P14" style:family="paragraph" style:parent-style-name="Table_20_Contents">
      <style:paragraph-properties fo:margin-left="0cm" fo:margin-right="0cm" fo:margin-top="0cm" fo:margin-bottom="0cm" loext:contextual-spacing="false" fo:text-indent="0cm" style:auto-text-indent="false"/>
      <style:text-properties fo:color="#000000" officeooo:rsid="00195731" officeooo:paragraph-rsid="0013b53e"/>
    </style:style>
    <style:style style:name="P15" style:family="paragraph" style:parent-style-name="Table_20_Contents">
      <style:paragraph-properties fo:margin-left="0cm" fo:margin-right="0cm" fo:margin-top="0cm" fo:margin-bottom="0cm" loext:contextual-spacing="false" fo:text-indent="0cm" style:auto-text-indent="false"/>
      <style:text-properties fo:color="#000000" officeooo:rsid="0019f9b9" officeooo:paragraph-rsid="0013b53e"/>
    </style:style>
    <style:style style:name="P16" style:family="paragraph" style:parent-style-name="Table_20_Contents">
      <style:paragraph-properties fo:margin-left="0cm" fo:margin-right="0cm" fo:margin-top="0cm" fo:margin-bottom="0cm" loext:contextual-spacing="false" fo:text-indent="0cm" style:auto-text-indent="false"/>
      <style:text-properties fo:color="#000000" officeooo:rsid="001b13a3" officeooo:paragraph-rsid="0013b53e"/>
    </style:style>
    <style:style style:name="P17" style:family="paragraph" style:parent-style-name="Table_20_Contents">
      <style:paragraph-properties fo:margin-left="0cm" fo:margin-right="0cm" fo:margin-top="0cm" fo:margin-bottom="0cm" loext:contextual-spacing="false" fo:text-indent="0cm" style:auto-text-indent="false"/>
      <style:text-properties fo:color="#000000" officeooo:rsid="0017f72a" officeooo:paragraph-rsid="0017f72a"/>
    </style:style>
    <style:style style:name="P18" style:family="paragraph" style:parent-style-name="Table_20_Contents">
      <style:paragraph-properties fo:margin-left="0cm" fo:margin-right="0cm" fo:margin-top="0cm" fo:margin-bottom="0cm" loext:contextual-spacing="false" fo:text-indent="0cm" style:auto-text-indent="false"/>
      <style:text-properties officeooo:paragraph-rsid="0013b53e"/>
    </style:style>
    <style:style style:name="P19" style:family="paragraph" style:parent-style-name="Table_20_Contents">
      <style:paragraph-properties fo:margin-top="0cm" fo:margin-bottom="0cm" loext:contextual-spacing="false"/>
      <style:text-properties fo:color="#000000" officeooo:rsid="00170a1b" officeooo:paragraph-rsid="0013b53e"/>
    </style:style>
    <style:style style:name="P20" style:family="paragraph" style:parent-style-name="Table_20_Contents">
      <style:paragraph-properties fo:margin-top="0cm" fo:margin-bottom="0cm" loext:contextual-spacing="false"/>
      <style:text-properties fo:color="#9e9ea6" officeooo:paragraph-rsid="0013b53e"/>
    </style:style>
    <style:style style:name="P21" style:family="paragraph" style:parent-style-name="Table_20_Contents">
      <style:paragraph-properties fo:margin-top="0cm" fo:margin-bottom="0cm" loext:contextual-spacing="false"/>
      <style:text-properties officeooo:paragraph-rsid="0013b53e"/>
    </style:style>
    <style:style style:name="T1" style:family="text">
      <style:text-properties officeooo:rsid="00170a1b"/>
    </style:style>
    <style:style style:name="T2" style:family="text">
      <style:text-properties officeooo:rsid="00218a6c"/>
    </style:style>
    <style:style style:name="T3" style:family="text">
      <style:text-properties officeooo:rsid="00242b5a"/>
    </style:style>
    <style:style style:name="T4" style:family="text">
      <style:text-properties officeooo:rsid="00162c0a"/>
    </style:style>
    <style:style style:name="T5" style:family="text">
      <style:text-properties officeooo:rsid="001455e0"/>
    </style:style>
    <style:style style:name="T6" style:family="text">
      <style:text-properties officeooo:rsid="00195731"/>
    </style:style>
    <style:style style:name="T7" style:family="text">
      <style:text-properties officeooo:rsid="001e5439"/>
    </style:style>
    <style:style style:name="T8" style:family="text">
      <style:text-properties officeooo:rsid="001f5f28"/>
    </style:style>
    <style:style style:name="T9" style:family="text">
      <style:text-properties officeooo:rsid="0014534c"/>
    </style:style>
    <style:style style:name="T10" style:family="text">
      <style:text-properties officeooo:rsid="001803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 document n'a pas pris en compte les cinq dernière commandes <text:span text:style-name="T10">développées</text:span> suivantes :</text:p>
      <text:p text:style-name="P1">-fxadmin_param</text:p>
      <text:p text:style-name="P1">-fxadmin_list_params</text:p>
      <text:p text:style-name="P1">-fx_action_add</text:p>
      <text:p text:style-name="P1">-fx_event_action_add</text:p>
      <text:p text:style-name="P1">-fx_action_score_add</text:p>
      <text:p text:style-name="P1"/>
      <text:p text:style-name="P3">Déroulement simple des commandes pour un test basique mais naïf :</text:p>
      <text:p text:style-name="P4">-obtenir de l'aide sur l'usage</text:p>
      <text:p text:style-name="P4">-ajouter un administrateur <text:span text:style-name="T1">(par défaut s'il y en a aucun le premier à s'ajouter devient admin ensuite il faut qu'un admin nous ajoute)</text:span></text:p>
      <text:p text:style-name="P4">-lister tous les administrateurs</text:p>
      <text:p text:style-name="P4">-supprimer un administrateur</text:p>
      <text:p text:style-name="P4">-créer un <text:span text:style-name="T2">événement</text:span></text:p>
      <text:p text:style-name="P4">-ajouter un manager <text:span text:style-name="T2">à un événement</text:span></text:p>
      <text:p text:style-name="P4">-lister les managers <text:span text:style-name="T3">d'un événement</text:span></text:p>
      <text:p text:style-name="P4">-supprimer un manager <text:span text:style-name="T2">d’événement (sur un événement en particulier)</text:span></text:p>
      <text:p text:style-name="P4">-<text:span text:style-name="T4">lister </text:span>les participants d'un <text:span text:style-name="T2">événement</text:span></text:p>
      <text:p text:style-name="P4">-ajouter <text:span text:style-name="T4">des points au score à une personne sur un événement spécifique</text:span></text:p>
      <text:p text:style-name="P4">-recherche d'un <text:span text:style-name="T2">événement</text:span> par son nom (pour en vérifier l’existence ?)</text:p>
      <text:p text:style-name="P4">-recherche d<text:span text:style-name="T2">'événements</text:span> pour une certaine date</text:p>
      <text:p text:style-name="P4">-recherche d<text:span text:style-name="T2">'événements</text:span> par type (<text:span text:style-name="T2">événement</text:span> de groupe ou individuel)</text:p>
      <text:p text:style-name="P4">-afficher les scores des <text:span text:style-name="T2">participants d'un événement </text:span>en fonction du nom d<text:span text:style-name="T2">e l'événement</text:span></text:p>
      <text:p text:style-name="P4">-<text:span text:style-name="T4">supprimer un événement</text:span></text:p>
      <text:p text:style-name="P4">-obtenir le tableau de bord des leaders (en terme de score sur tout le slack)</text:p>
      <text:p text:style-name="P4">-<text:span text:style-name="T5">obtenir le score d'une personne</text:span></text:p>
      <text:p text:style-name="P4">-<text:span text:style-name="T5">créer un nouveau concours (contest) (ceux qui y participent gagneront un certain nombre de points)</text:span></text:p>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Déroulement complet pour s'assurer de la robustesse et la cohérence de l'application:</text:p>
      <text:p text:style-name="P3"/>
      <text:p text:style-name="P5">-demander plusieurs fois de l'aide sur l'usage OK </text:p>
      <text:p text:style-name="P5">-Essayer d'ajouter plusieurs fois un même administrateur et vérifier que je ne peux que le rajouter qu'une fois OK </text:p>
      <text:p text:style-name="P5">-lister les administrateurs juste avant et après un ajout/une suppression OK </text:p>
      <text:p text:style-name="P5">-essayer de supprimer plusieurs fois un même administrateur, et un inexistant OK </text:p>
      <text:p text:style-name="P5">-essayer de créer plusieurs fois le même événement OK (ne plus tenir compte de : on peut créer plusieurs fois le même événement) </text:p>
      <text:p text:style-name="P5">-essayer d'ajouter plusieurs fois une même personne en tant que manager à un événement OK (ne plus tenir compte de :je peux rajouter plusieurs fois un même manager à un événement et en plus en essayant de rajouter nacim ça marche pas parce qu'il semble que son pseudo met en évidence un problème dans la syntaxe des pseudos permis) </text:p>
      <text:p text:style-name="P5">-lister les managers d'un événement après ajout/suppression d'un manager à cet événement OK </text:p>
      <text:p text:style-name="P5">-ajouter des points à une personne sur un événement puis voir le score de la personne sur l'événement en listant le score de toutes les personnes de l'événement, faire varier le classement en ajoutant plus de points à une personne et regarder de nouveau les scores OK </text:p>
      <text:p text:style-name="P5">-rechercher un événement par son nom, voir si la casse à une importance, puis par un nom d'événement qui n’existe pas OK </text:p>
      <text:p text:style-name="P5">-rechercher un événement par date sur une date où il existe et n'existe pas d'événement, et en rentrant une date invalide MARCHE PAS (le problème vient du fait que le pattern de la date n'est pas le bon puisque l'heure y figure également) </text:p>
      <text:p text:style-name="P5">-rechercher un événement pour chaque type existant (vérifier la casse) et un type qui n'existe pas OK (ne pas tenir compte de ce message : affiche pour group les group et individual avec à chaque fois le nom du même event et une bad request sur un individual) </text:p>
      <text:p text:style-name="P5">-afficher les scores d'un événement pour un événement qui existe et un qui n'existe pas OK </text:p>
      <text:p text:style-name="P5">-supprimer un événement, un événement déjà supprimé ou qui n'existe pas OK </text:p>
      <text:p text:style-name="P5"/>
      <text:p text:style-name="P5">-afficher le tableau de bord des leaders après qu'une personne ait progressé/régressé dans le classement OK MAIS (pas d'argument par défaut obliger d'en mettre un) </text:p>
      <text:p text:style-name="P5"/>
      <text:p text:style-name="P5">-obtenir le score d'une personne avant et après ajout de points </text:p>
      <text:p text:style-name="P5">-essayer de créer plusieurs fois le même concours </text:p>
      <text:p text:style-name="P5"/>
      <text:p text:style-name="P5">-tenter de faire chaque commandes pour lesquelles un utilisateur n'a aucun droit soit: </text:p>
      <text:p text:style-name="P5"><text:tab/>-lister admin </text:p>
      <text:p text:style-name="P5"><text:tab/>-ajouter admin </text:p>
      <text:p text:style-name="P5"><text:tab/>-suppression admin </text:p>
      <text:p text:style-name="P5"><text:tab/>-ajouter manager à un événement (sans être manager) </text:p>
      <text:p text:style-name="P5"><text:tab/>-suppression manager à un événement </text:p>
      <text:p text:style-name="P5"><text:tab/>-lister les managers d'un événement dont je ne suis pas manager </text:p>
      <text:p text:style-name="P5"><text:tab/>-essayer d'ajouter un score à quelqu'un sur un événement sans être manager de l'événement </text:p>
      <text:p text:style-name="P5"><text:tab/>-lister le score des participants d'un événement sans être manager de l'événement </text:p>
      <text:p text:style-name="P5"><text:tab/>-supprimer un événement sans être manager de l'événement</text:p>
      <text:p text:style-name="P6"/>
      <text:p text:style-name="P7"/>
      <text:p text:style-name="P7"/>
      <text:p text:style-name="P7"/>
      <text:p text:style-name="P7"/>
      <text:p text:style-name="P7"><text:soft-page-break/>Tester les listeners d'événements (pas les mêmes que ceux d'au dessus):</text:p>
      <text:p text:style-name="P7">-user change: </text:p>
      <text:p text:style-name="P7">-channel_created:</text:p>
      <text:p text:style-name="P7">-reaction_added:</text:p>
      <text:p text:style-name="P7">-reaction_removed:</text:p>
      <text:p text:style-name="P7">-message:</text:p>
      <text:p text:style-name="P8"/>
      <text:p text:style-name="P8">Performance par commande</text:p>
      <text:p text:style-name="P9">(on fait 6 appels et on ne commence à prendre le temps de la commande qu'au second appel car lors du premier appel cela prend plus de temps car la session hibernate est vide<text:span text:style-name="T9">)</text:span></text:p>
      <text:p text:style-name="P2"/>
      <table:table table:name="Tableau1" table:style-name="Tableau1">
        <table:table-column table:style-name="Tableau1.A"/>
        <table:table-column table:style-name="Tableau1.B"/>
        <table:table-header-rows>
          <table:table-row>
            <table:table-cell table:style-name="Tableau1.A1" office:value-type="string">
              <text:p text:style-name="P11">Name</text:p>
            </table:table-cell>
            <table:table-cell table:style-name="Tableau1.A1" office:value-type="string">
              <text:p text:style-name="P12">Fonctionne(si oui temps d'exec <text:span text:style-name="T1">moyen sur 5 essais</text:span>) ou pas</text:p>
            </table:table-cell>
          </table:table-row>
        </table:table-header-rows>
        <table:table-row>
          <table:table-cell table:style-name="Tableau1.A2" office:value-type="string">
            <text:p text:style-name="P18">/fx_help</text:p>
          </table:table-cell>
          <table:table-cell table:style-name="Tableau1.A2" office:value-type="string">
            <text:p text:style-name="P19">Oui:131ms</text:p>
          </table:table-cell>
        </table:table-row>
        <table:table-row>
          <table:table-cell table:style-name="Tableau1.A2" office:value-type="string">
            <text:p text:style-name="P18">/fxadmin_add</text:p>
          </table:table-cell>
          <table:table-cell table:style-name="Tableau1.A2" office:value-type="string">
            <text:p text:style-name="P21"> </text:p>
            <text:p text:style-name="P13">Add an administrator</text:p>
            <text:p text:style-name="P10">Oui:<text:span text:style-name="T6">605</text:span>ms</text:p>
          </table:table-cell>
        </table:table-row>
        <table:table-row>
          <table:table-cell table:style-name="Tableau1.A2" office:value-type="string">
            <text:p text:style-name="P18">/fxadmin_list</text:p>
          </table:table-cell>
          <table:table-cell table:style-name="Tableau1.A2" office:value-type="string">
            <text:p text:style-name="P21"> </text:p>
            <text:p text:style-name="P13">List all administrators</text:p>
            <text:p text:style-name="P14">Oui:103ms</text:p>
          </table:table-cell>
        </table:table-row>
        <table:table-row>
          <table:table-cell table:style-name="Tableau1.A2" office:value-type="string">
            <text:p text:style-name="P18">/fxadmin_del</text:p>
          </table:table-cell>
          <table:table-cell table:style-name="Tableau1.A2" office:value-type="string">
            <text:p text:style-name="P21"> </text:p>
            <text:p text:style-name="P13">Unset an administrator</text:p>
            <text:p text:style-name="P17">624ms</text:p>
          </table:table-cell>
        </table:table-row>
        <table:table-row>
          <table:table-cell table:style-name="Tableau1.A2" office:value-type="string">
            <text:p text:style-name="P18">/fx_<text:span text:style-name="T7">event</text:span>_add</text:p>
          </table:table-cell>
          <table:table-cell table:style-name="Tableau1.A2" office:value-type="string">
            <text:p text:style-name="P21"> </text:p>
            <text:p text:style-name="P13">Create a new <text:span text:style-name="T7">event</text:span>! Youpi!</text:p>
            <text:p text:style-name="P15">rend la main en: 0ms</text:p>
            <text:p text:style-name="P15">réalise le traitement complet en:428ms</text:p>
          </table:table-cell>
        </table:table-row>
        <table:table-row>
          <table:table-cell table:style-name="Tableau1.A2" office:value-type="string">
            <text:p text:style-name="P18">/fx_manager_add</text:p>
          </table:table-cell>
          <table:table-cell table:style-name="Tableau1.A2" office:value-type="string">
            <text:p text:style-name="P21"> </text:p>
            <text:p text:style-name="P13">Add a <text:span text:style-name="T8">event</text:span> manager</text:p>
            <text:p text:style-name="P16">557ms</text:p>
          </table:table-cell>
        </table:table-row>
        <table:table-row>
          <table:table-cell table:style-name="Tableau1.A2" office:value-type="string">
            <text:p text:style-name="P18">/fx_manager_list</text:p>
          </table:table-cell>
          <table:table-cell table:style-name="Tableau1.A2" office:value-type="string">
            <text:p text:style-name="P21"> </text:p>
            <text:p text:style-name="P13">List <text:span text:style-name="T7">event</text:span> managers</text:p>
            <text:p text:style-name="P16"/>
          </table:table-cell>
        </table:table-row>
        <table:table-row>
          <table:table-cell table:style-name="Tableau1.A2" office:value-type="string">
            <text:p text:style-name="P18">/fx_manager_del</text:p>
          </table:table-cell>
          <table:table-cell table:style-name="Tableau1.A2" office:value-type="string">
            <text:p text:style-name="P21"> </text:p>
            <text:p text:style-name="P13">delete a <text:span text:style-name="T7">event</text:span> manager</text:p>
          </table:table-cell>
        </table:table-row>
        <table:table-row>
          <table:table-cell table:style-name="Tableau1.A2" office:value-type="string">
            <text:p text:style-name="P18">/fx_<text:span text:style-name="T7">event</text:span>_list</text:p>
          </table:table-cell>
          <table:table-cell table:style-name="Tableau1.A2" office:value-type="string">
            <text:p text:style-name="P21"> </text:p>
            <text:p text:style-name="P13">See them all!</text:p>
          </table:table-cell>
        </table:table-row>
        <table:table-row>
          <table:table-cell table:style-name="Tableau1.A2" office:value-type="string">
            <text:p text:style-name="P18">/fx_event_score_add</text:p>
          </table:table-cell>
          <table:table-cell table:style-name="Tableau1.A2" office:value-type="string">
            <text:p text:style-name="P21"> </text:p>
            <text:p text:style-name="P13">Add a score to a specific event</text:p>
          </table:table-cell>
        </table:table-row>
        <table:table-row>
          <table:table-cell table:style-name="Tableau1.A2" office:value-type="string">
            <text:p text:style-name="P18">/fx_event_named</text:p>
          </table:table-cell>
          <table:table-cell table:style-name="Tableau1.A2" office:value-type="string">
            <text:p text:style-name="P21"> </text:p>
            <text:p text:style-name="P13">event having the given name</text:p>
          </table:table-cell>
        </table:table-row>
        <table:table-row>
          <table:table-cell table:style-name="Tableau1.A2" office:value-type="string">
            <text:p text:style-name="P18">/fx_events_by_date</text:p>
          </table:table-cell>
          <table:table-cell table:style-name="Tableau1.A2" office:value-type="string">
            <text:p text:style-name="P21"> </text:p>
            <text:p text:style-name="P13">Gets you events on the given date</text:p>
          </table:table-cell>
        </table:table-row>
        <table:table-row>
          <table:table-cell table:style-name="Tableau1.A2" office:value-type="string">
            <text:p text:style-name="P18">/fx_events_by_type</text:p>
          </table:table-cell>
          <table:table-cell table:style-name="Tableau1.A2" office:value-type="string">
            <text:p text:style-name="P21"> </text:p>
            <text:p text:style-name="P13">Gets events according their type</text:p>
          </table:table-cell>
        </table:table-row>
        <text:soft-page-break/>
        <table:table-row>
          <table:table-cell table:style-name="Tableau1.A2" office:value-type="string">
            <text:p text:style-name="P18">/fx_event_score_list</text:p>
          </table:table-cell>
          <table:table-cell table:style-name="Tableau1.A2" office:value-type="string">
            <text:p text:style-name="P21"> </text:p>
            <text:p text:style-name="P13">Display score by event name</text:p>
          </table:table-cell>
        </table:table-row>
        <table:table-row>
          <table:table-cell table:style-name="Tableau1.A2" office:value-type="string">
            <text:p text:style-name="P18"/>
          </table:table-cell>
          <table:table-cell table:style-name="Tableau1.A2" office:value-type="string">
            <text:p text:style-name="P20"/>
          </table:table-cell>
        </table:table-row>
        <table:table-row>
          <table:table-cell table:style-name="Tableau1.A2" office:value-type="string">
            <text:p text:style-name="P18"/>
          </table:table-cell>
          <table:table-cell table:style-name="Tableau1.A2" office:value-type="string">
            <text:p text:style-name="P21"/>
          </table:table-cell>
        </table:table-row>
        <table:table-row>
          <table:table-cell table:style-name="Tableau1.A2" office:value-type="string">
            <text:p text:style-name="P18">/fx_event_del</text:p>
          </table:table-cell>
          <table:table-cell table:style-name="Tableau1.A2" office:value-type="string">
            <text:p text:style-name="P21"> </text:p>
            <text:p text:style-name="P13">delete a event</text:p>
          </table:table-cell>
        </table:table-row>
        <table:table-row>
          <table:table-cell table:style-name="Tableau1.A2" office:value-type="string">
            <text:p text:style-name="P18">/fx_leaderboard</text:p>
          </table:table-cell>
          <table:table-cell table:style-name="Tableau1.B19" office:value-type="string">
            <text:p text:style-name="P21"> </text:p>
            <text:p text:style-name="P13">This command shows score board .</text:p>
            <text:p text:style-name="P13"/>
          </table:table-cell>
        </table:table-row>
      </table:table>
      <text:p text:style-name="P8"/>
      <table:table table:name="Tableau4" table:style-name="Tableau4">
        <table:table-column table:style-name="Tableau4.A"/>
        <table:table-column table:style-name="Tableau4.B"/>
        <table:table-header-rows>
          <table:table-row>
            <table:table-cell table:style-name="Tableau4.A1" office:value-type="string">
              <text:p text:style-name="P18">/fx_score</text:p>
            </table:table-cell>
            <table:table-cell table:style-name="Tableau4.A1" office:value-type="string">
              <text:p text:style-name="P21"> </text:p>
              <text:p text:style-name="P13">Shows a user's score.</text:p>
            </table:table-cell>
          </table:table-row>
        </table:table-header-rows>
      </table:table>
      <text:p text:style-name="P2"/>
      <table:table table:name="Tableau5" table:style-name="Tableau5">
        <table:table-column table:style-name="Tableau5.A"/>
        <table:table-column table:style-name="Tableau5.B"/>
        <table:table-header-rows>
          <table:table-row>
            <table:table-cell table:style-name="Tableau5.A1" office:value-type="string">
              <text:p text:style-name="P18">/fx_contest_add</text:p>
            </table:table-cell>
            <table:table-cell table:style-name="Tableau5.A1" office:value-type="string">
              <text:p text:style-name="P21"> </text:p>
              <text:p text:style-name="P13">create a new contest</text:p>
            </table:table-cell>
          </table:table-row>
        </table:table-header-rows>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3:12:34.243487335</meta:creation-date>
    <meta:generator>LibreOffice/5.1.6.2$Linux_X86_64 LibreOffice_project/10m0$Build-2</meta:generator>
    <dc:date>2018-03-23T17:05:32.327292722</dc:date>
    <meta:editing-duration>PT2M45S</meta:editing-duration>
    <meta:editing-cycles>5</meta:editing-cycles>
    <meta:document-statistic meta:table-count="3" meta:image-count="0" meta:object-count="0" meta:page-count="4" meta:paragraph-count="121" meta:word-count="820" meta:character-count="5223" meta:non-whitespace-character-count="4455"/>
  </office:meta>
</office:document-meta>
</file>